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0e7d" officeooo:paragraph-rsid="00070e7d" style:font-weight-asian="bold" style:font-weight-complex="bold"/>
    </style:style>
    <style:style style:name="P2" style:family="paragraph" style:parent-style-name="Standard">
      <style:text-properties officeooo:rsid="0008f019" officeooo:paragraph-rsid="0008f019"/>
    </style:style>
    <style:style style:name="P3" style:family="paragraph" style:parent-style-name="Standard">
      <style:text-properties officeooo:rsid="0008f019" officeooo:paragraph-rsid="00070e7d"/>
    </style:style>
    <style:style style:name="T1" style:family="text">
      <style:text-properties officeooo:rsid="0008f0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9p<text:span text:style-name="T1">3</text:span> – Psuedocode</text:p>
      <text:p text:style-name="P3"/>
      <text:p text:style-name="P2">x = take input from user.</text:p>
      <text:p text:style-name="P2">fact = 0 //variable fact to store factorial values</text:p>
      <text:p text:style-name="P2">if x &lt; 0: //if x is less than 0 i.e. negative do command... print.</text:p>
      <text:p text:style-name="P2"><text:s text:c="4"/>print("negative int entered - program end");</text:p>
      <text:p text:style-name="P2">else:</text:p>
      <text:p text:style-name="P2"><text:s text:c="4"/>if x == 0:</text:p>
      <text:p text:style-name="P2"><text:s text:c="8"/>fact = 1 //if input is = 0 the factorial is = 1</text:p>
      <text:p text:style-name="P2"><text:s text:c="4"/>elif x == 1:</text:p>
      <text:p text:style-name="P2"><text:s text:c="8"/>fact = 1 //if input is = 1 the factorial is = 1 (note using explicitly scientific notation for factorial)</text:p>
      <text:p text:style-name="P2"><text:s text:c="4"/>else:</text:p>
      <text:p text:style-name="P2"><text:s text:c="8"/>fact = 1</text:p>
      <text:p text:style-name="P2"><text:s text:c="8"/>y = 1 //declare y variable</text:p>
      <text:p text:style-name="P2"><text:s text:c="8"/>for y in range(1,x+1): //as y falls in the range stated</text:p>
      <text:p text:style-name="P2"><text:s text:c="12"/>fact *= y //increment fact by y*fact</text:p>
      <text:p text:style-name="P2"><text:s text:c="4"/>print('Factorial of', x, 'is', fact) //print out factorial of input</text:p>
      <text:p text:style-name="P2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4:25:14.408141998</meta:creation-date>
    <meta:generator>LibreOffice/5.1.4.2$Linux_X86_64 LibreOffice_project/10m0$Build-2</meta:generator>
    <dc:date>2016-10-25T14:39:02.259238593</dc:date>
    <meta:editing-duration>PT13M</meta:editing-duration>
    <meta:editing-cycles>4</meta:editing-cycles>
    <meta:document-statistic meta:table-count="0" meta:image-count="0" meta:object-count="0" meta:page-count="1" meta:paragraph-count="17" meta:word-count="118" meta:character-count="654" meta:non-whitespace-character-count="475"/>
  </office:meta>
</office:document-meta>
</file>